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1a480b" officeooo:paragraph-rsid="001a480b"/>
    </style:style>
    <style:style style:name="P2" style:family="paragraph" style:parent-style-name="Preformatted_20_Text" style:list-style-name="L1">
      <style:text-properties style:font-name="Liberation Sans" officeooo:rsid="001a480b" officeooo:paragraph-rsid="001a480b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on January, 26<text:span text:style-name="T1">th</text:span> 2015<text:line-break/>Participants: G.Grünthal, D.Stromeyer (Section 2.6), S.Parolai, M.Pittore, M.Haas (EWS)</text:p>
      <text:p text:style-name="P1"><text:span text:style-name="T2">Topic: Collaboration within DESERVE</text:span></text:p>
      <text:p text:style-name="P1"/>
      <text:p text:style-name="P1"/>
      <text:p text:style-name="P1">Following consent was found:</text:p>
      <text:p text:style-name="P1"/>
      <text:list xml:id="list8139651962806458086" text:style-name="L1">
        <text:list-item>
          <text:p text:style-name="P2">The existing model developed by G.Grünthal's group will not be implemented in OpenQuake</text:p>
        </text:list-item>
        <text:list-item>
          <text:p text:style-name="P2">It was suggested to use in the meantime the hazard model developed by the EMME GEM project as input to the OpenQuake based risk models by EWS. </text:p>
        </text:list-item>
        <text:list-item>
          <text:p text:style-name="P2">Until end of January G.Grünthal's group will provide 5 and 10% probability of exceedence in 50y maps based on intensity scale, using the existing model in FRISK on the largest possible extent.</text:p>
        </text:list-item>
        <text:list-item>
          <text:p text:style-name="P2">Further collaboration will be discussed in the futur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6T12:40:08.917420795</dc:date>
    <meta:editing-duration>PT14M17S</meta:editing-duration>
    <meta:editing-cycles>1</meta:editing-cycles>
    <meta:document-statistic meta:table-count="0" meta:image-count="0" meta:object-count="0" meta:page-count="1" meta:paragraph-count="7" meta:word-count="106" meta:character-count="664" meta:non-whitespace-character-count="568"/>
    <meta:generator>LibreOffice/4.3.5.2.0$Linux_X86_64 LibreOffice_project/430m0$Build-2</meta:generator>
  </office:meta>
</office:document-meta>
</file>